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ransition_5f_Fact_5f_Inv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Transition_Fact_Inv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54" table:default-cell-style-name="Default"/>
        <table:table-column table:style-name="co2" table:number-columns-repeated="767" table:default-cell-style-name="Default"/>
        <table:table-row table:style-name="ro1">
          <table:table-cell office:value-type="string">
            <text:p>ID_Facture</text:p>
          </table:table-cell>
          <table:table-cell office:value-type="string">
            <text:p>ID_Produit</text:p>
          </table:table-cell>
          <table:table-cell office:value-type="string">
            <text:p>Quantité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number-columns-repeated="1021"/>
        </table:table-row>
      </table:table>
      <table:named-expressions>
        <table:named-range table:name="Transition_Fact_Inv" table:base-cell-address="$Transition_Fact_Inv.$A$1" table:cell-range-address="$Transition_Fact_Inv.$A$1:.$C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10/03/2009</text:date>, <text:time>23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ition_5f_Fact_5f_Inv" style:display-name="PageStyle_Transition_Fact_In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0T23:06:17.52</dc:date>
    <meta:generator>OpenOffice.org/3.0$Win32 OpenOffice.org_project/300m15$Build-9379</meta:generator>
    <meta:editing-duration>PT00H01M38S</meta:editing-duration>
    <meta:editing-cycles>1</meta:editing-cycles>
    <meta:document-statistic meta:table-count="1" meta:cell-count="51" meta:object-count="0"/>
  </office:meta>
</office:document-meta>
</file>